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LocatorDelegate.createDefaultResourceRef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ndiLocatorDelegate.lookup( String jndiName , @ Nullable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LocatorDelegate.isDefaultJndiEnvironment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ndiLocatorDelegate.lookup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